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1a8dd36-dirty, Sat Apr 3 15:54:52 2021 +0200</dc:subject>
    <meta:keyword/>
    <dc:language>en-GB</dc:language>
    <meta:initial-creator>The Author</meta:initial-creator>
    <dc:creator>The Author</dc:creator>
    <meta:creation-date>2021-04-03T15:47:15Z</meta:creation-date>
    <dc:date>2021-04-03T15:47:15Z</dc:date>
    <meta:user-defined meta:name="date" meta:value-type="string">23 February 2019</meta:user-defined>
    <meta:user-defined meta:name="docversion" meta:value-type="string">1a8dd36-dirty, Sat Apr 3 15:54:52 2021 +0200</meta:user-defined>
  </office:meta>
</office:document-meta>
</file>